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herit" svg:font-family="inherit"/>
    <style:font-face style:name="var ff-mono" svg:font-family="'var ff-mono'"/>
    <style:font-face style:name="Garamond" svg:font-family="Garamond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20pt" fo:font-weight="normal" officeooo:rsid="000b2c19" officeooo:paragraph-rsid="0008d2ae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Garamond" fo:font-size="20pt" fo:font-style="italic" fo:font-weight="bold" officeooo:rsid="0024d56a" officeooo:paragraph-rsid="0024d56a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Garamond" fo:font-size="20pt" fo:font-style="normal" style:text-underline-style="none" fo:font-weight="normal" officeooo:rsid="0024d56a" officeooo:paragraph-rsid="0024d56a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text-properties style:font-name="Garamond" fo:font-size="20pt" fo:font-style="normal" style:text-underline-style="none" fo:font-weight="normal" officeooo:rsid="0024d56a" officeooo:paragraph-rsid="0024daf3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text-properties style:font-name="Garamond" fo:font-size="20pt" fo:font-style="normal" style:text-underline-style="none" fo:font-weight="normal" officeooo:rsid="0026037e" officeooo:paragraph-rsid="0026037e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text-properties officeooo:rsid="0024d56a" officeooo:paragraph-rsid="0024d56a"/>
    </style:style>
    <style:style style:name="P7" style:family="paragraph" style:parent-style-name="Standard">
      <style:text-properties officeooo:paragraph-rsid="0024daf3"/>
    </style:style>
    <style:style style:name="T1" style:family="text">
      <style:text-properties style:font-name="Garamond" fo:font-size="20pt" fo:font-style="normal" style:text-underline-style="none" fo:font-weight="normal" officeooo:rsid="0024d56a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style:font-name="inherit" fo:font-size="7.80000019073486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style:font-name="inherit" fo:font-size="7.80000019073486pt" fo:letter-spacing="normal" fo:background-color="transparent" loext:char-shading-value="0" loext:padding="0in" loext:border="none"/>
    </style:style>
    <style:style style:name="T4" style:family="text">
      <style:text-properties officeooo:rsid="0024da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ego integración continua</text:p>
      <text:p text:style-name="P1"/>
      <text:p text:style-name="P6"/>
      <text:p text:style-name="P3">Se puede hacer con childProcess.exec</text:p>
      <text:p text:style-name="P3"/>
      <text:p text:style-name="P3">curl https://api.github.com/repos/arteysoft/alumnos/commits</text:p>
      <text:p text:style-name="P3"/>
      <text:p text:style-name="P3">Transformar a json y luego </text:p>
      <text:p text:style-name="P3"/>
      <text:p text:style-name="P3">Si hay un nuevo commit, generar una carpeta con el sha1</text:p>
      <text:p text:style-name="P3">componer una carpeta</text:p>
      <text:p text:style-name="P3"/>
      <text:p text:style-name="P5">hacer un clone –-depth=1 para clonar superficialmente</text:p>
      <text:p text:style-name="P5">hacer un yarn install</text:p>
      <text:p text:style-name="P5"/>
      <text:p text:style-name="P5">node server.js &gt; stdout 2&gt; stderr &amp;</text:p>
      <text:p text:style-name="P3"/>
      <text:p text:style-name="P7"><text:span text:style-name="T1">Habilitar un endpoint para que el proceso cierre </text:span></text:p>
      <text:p text:style-name="P4"/>
      <text:p text:style-name="P4">process.on('SIGTERM', shutDown);</text:p>
      <text:p text:style-name="P4">process.on('SIGINT', shutDown);</text:p>
      <text:p text:style-name="P3"/>
      <text:p text:style-name="P3">server.close(() =&gt; {</text:p>
      <text:p text:style-name="P3"><text:s text:c="8"/>console.log('Closed out remaining connections');</text:p>
      <text:p text:style-name="P3"><text:s text:c="8"/>process.exit(0);</text:p>
      <text:p text:style-name="P3">});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herit" svg:font-family="inherit"/>
    <style:font-face style:name="var ff-mono" svg:font-family="'var ff-mono'"/>
    <style:font-face style:name="Garamond" svg:font-family="Garamond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16:46:24.158000000</meta:creation-date>
    <dc:date>2021-10-04T16:34:58.641000000</dc:date>
    <meta:editing-duration>PT1H20M34S</meta:editing-duration>
    <meta:editing-cycles>22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16" meta:word-count="68" meta:character-count="547" meta:non-whitespace-character-count="477"/>
  </office:meta>
</office:document-meta>
</file>